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onnector draw:style-name="gr1" draw:text-style-name="P1" draw:layer="layout" draw:line-skew="0.7cm" svg:x1="7.3cm" svg:y1="8cm" svg:x2="8.5cm" svg:y2="10.8cm" draw:start-shape="id1" draw:start-glue-point="3" draw:end-shape="id2" draw:end-glue-point="3" svg:d="m7300 8000h200v2800h1000">
          <text:p/>
        </draw:connector>
        <draw:custom-shape draw:style-name="gr2" draw:text-style-name="P2" xml:id="id3" draw:id="id3" draw:layer="layout" svg:width="5.5cm" svg:height="1cm" svg:x="7.1cm" svg:y="0.5cm">
          <text:p text:style-name="P1"><text:span text:style-name="T1">Stochastic Optim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5.5cm" svg:height="1cm" svg:x="0.8cm" svg:y="2.9cm">
          <text:p text:style-name="P1"><text:span text:style-name="T1">MCM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5.5cm" svg:height="1cm" svg:x="7.1cm" svg:y="2.9cm">
          <text:p text:style-name="P1"><text:span text:style-name="T1">Metaheurist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5.5cm" svg:height="1cm" svg:x="13.4cm" svg:y="2.9cm">
          <text:p text:style-name="P1"><text:span text:style-name="T1">Gibbs samp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9.85cm" svg:y1="1.5cm" svg:x2="3.55cm" svg:y2="2.9cm" draw:start-shape="id3" draw:start-glue-point="2" draw:end-shape="id4" draw:end-glue-point="0" svg:d="m9850 1500c0 1051-6300 352-6300 1400">
          <text:p/>
        </draw:connector>
        <draw:connector draw:style-name="gr1" draw:text-style-name="P1" draw:layer="layout" draw:type="curve" svg:x1="9.85cm" svg:y1="1.5cm" svg:x2="9.85cm" svg:y2="2.9cm" draw:start-shape="id3" draw:start-glue-point="2" draw:end-shape="id5" svg:d="m9850 1500v1400">
          <text:p/>
        </draw:connector>
        <draw:connector draw:style-name="gr1" draw:text-style-name="P1" draw:layer="layout" draw:type="curve" svg:x1="9.85cm" svg:y1="1.5cm" svg:x2="16.15cm" svg:y2="2.9cm" draw:start-shape="id3" draw:start-glue-point="2" draw:end-shape="id6" draw:end-glue-point="0" svg:d="m9850 1500c0 1051 6300 352 6300 1400">
          <text:p/>
        </draw:connector>
        <draw:connector draw:style-name="gr1" draw:text-style-name="P1" draw:layer="layout" draw:type="curve" svg:x1="9.85cm" svg:y1="3.9cm" svg:x2="17.35cm" svg:y2="5.4cm" draw:start-shape="id5" draw:start-glue-point="2" draw:end-shape="id7" draw:end-glue-point="0" svg:d="m9850 3900c0 1126 7500 377 7500 1500">
          <text:p/>
        </draw:connector>
        <draw:connector draw:style-name="gr1" draw:text-style-name="P1" draw:layer="layout" draw:type="curve" svg:x1="9.85cm" svg:y1="3.9cm" svg:x2="6.35cm" svg:y2="5.4cm" draw:start-shape="id5" draw:start-glue-point="2" draw:end-shape="id8" draw:end-glue-point="0" svg:d="m9850 3900c0 1126-3500 377-3500 1500">
          <text:p/>
        </draw:connector>
        <draw:custom-shape draw:style-name="gr2" draw:text-style-name="P2" xml:id="id9" draw:id="id9" draw:layer="layout" svg:width="5.5cm" svg:height="1cm" svg:x="8.5cm" svg:y="9cm">
          <text:p text:style-name="P1"><text:span text:style-name="T1">Ant Colony Optim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.5cm" svg:height="1cm" svg:x="8.5cm" svg:y="10.3cm">
          <text:p text:style-name="P1"><text:span text:style-name="T1">Particle Swarm Optim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line-skew="0.7cm" svg:x1="7.3cm" svg:y1="8cm" svg:x2="8.5cm" svg:y2="9.5cm" draw:start-shape="id1" draw:end-shape="id9" draw:end-glue-point="3" svg:d="m7300 8000h200v1500h1000">
          <text:p/>
        </draw:connector>
        <draw:custom-shape draw:style-name="gr3" draw:text-style-name="P2" xml:id="id8" draw:id="id8" draw:layer="layout" svg:width="5.5cm" svg:height="1cm" svg:x="3.6cm" svg:y="5.4cm">
          <text:p text:style-name="P1"><text:span text:style-name="T1">Population-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line-skew="0.9cm" svg:x1="14.6cm" svg:y1="5.9cm" svg:x2="15.9cm" svg:y2="7.5cm" draw:start-shape="id7" draw:start-glue-point="3" draw:end-shape="id10" draw:end-glue-point="3" svg:d="m14600 5900h400v1600h900">
          <text:p/>
        </draw:connector>
        <draw:custom-shape draw:style-name="gr2" draw:text-style-name="P2" xml:id="id10" draw:id="id10" draw:layer="layout" svg:width="5.5cm" svg:height="1cm" svg:x="15.9cm" svg:y="7cm">
          <text:p text:style-name="P1"><text:span text:style-name="T1">Hill-Climb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5.5cm" svg:height="1cm" svg:x="15.9cm" svg:y="8.3cm">
          <text:p text:style-name="P1"><text:span text:style-name="T1">Simulated Annea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3" draw:id="id13" draw:layer="layout" svg:width="5.5cm" svg:height="1cm" svg:x="15.9cm" svg:y="9.6cm">
          <text:p text:style-name="P1"><text:span text:style-name="T1">Tabu 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2" draw:id="id12" draw:layer="layout" svg:width="5.5cm" svg:height="1cm" svg:x="15.9cm" svg:y="10.9cm">
          <text:p text:style-name="P1"><text:span text:style-name="T1">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line-skew="0.9cm" svg:x1="14.6cm" svg:y1="5.9cm" svg:x2="15.9cm" svg:y2="8.8cm" draw:start-shape="id7" draw:start-glue-point="3" draw:end-shape="id11" draw:end-glue-point="3" svg:d="m14600 5900h400v2900h900">
          <text:p/>
        </draw:connector>
        <draw:connector draw:style-name="gr1" draw:text-style-name="P1" draw:layer="layout" draw:line-skew="0.9cm" svg:x1="14.6cm" svg:y1="5.9cm" svg:x2="15.9cm" svg:y2="11.4cm" draw:start-shape="id7" draw:start-glue-point="3" draw:end-shape="id12" draw:end-glue-point="3" svg:d="m14600 5900h400v5500h900">
          <text:p/>
        </draw:connector>
        <draw:connector draw:style-name="gr1" draw:text-style-name="P1" draw:layer="layout" draw:line-skew="0.9cm" svg:x1="14.6cm" svg:y1="5.9cm" svg:x2="15.9cm" svg:y2="10.1cm" draw:start-shape="id7" draw:start-glue-point="3" draw:end-shape="id13" svg:d="m14600 5900h400v4200h900">
          <text:p/>
        </draw:connector>
        <draw:custom-shape draw:style-name="gr2" draw:text-style-name="P2" xml:id="id14" draw:id="id14" draw:layer="layout" svg:width="5.5cm" svg:height="1cm" svg:x="15.9cm" svg:y="12.2cm">
          <text:p text:style-name="P1"><text:span text:style-name="T1">GRA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5" draw:id="id15" draw:layer="layout" svg:width="5.5cm" svg:height="1cm" svg:x="15.9cm" svg:y="13.5cm">
          <text:p text:style-name="P1"><text:span text:style-name="T1">V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6" draw:id="id16" draw:layer="layout" svg:width="5.5cm" svg:height="1cm" svg:x="15.9cm" svg:y="14.8cm">
          <text:p text:style-name="P1"><text:span text:style-name="T1">G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line-skew="0.9cm" svg:x1="14.6cm" svg:y1="5.9cm" svg:x2="15.9cm" svg:y2="12.7cm" draw:start-shape="id7" draw:start-glue-point="3" draw:end-shape="id14" draw:end-glue-point="3" svg:d="m14600 5900h400v6800h900">
          <text:p/>
        </draw:connector>
        <draw:connector draw:style-name="gr1" draw:text-style-name="P1" draw:layer="layout" draw:line-skew="0.9cm" svg:x1="14.6cm" svg:y1="5.9cm" svg:x2="15.9cm" svg:y2="14cm" draw:start-shape="id7" draw:end-shape="id15" draw:end-glue-point="3" svg:d="m14600 5900h400v8100h900">
          <text:p/>
        </draw:connector>
        <draw:connector draw:style-name="gr1" draw:text-style-name="P1" draw:layer="layout" draw:line-skew="0.9cm" svg:x1="14.6cm" svg:y1="5.9cm" svg:x2="15.9cm" svg:y2="15.3cm" draw:start-shape="id7" draw:start-glue-point="3" draw:end-shape="id16" draw:end-glue-point="3" svg:d="m14600 5900h400v9400h900">
          <text:p/>
        </draw:connector>
        <draw:custom-shape draw:style-name="gr3" draw:text-style-name="P2" xml:id="id7" draw:id="id7" draw:layer="layout" svg:width="5.5cm" svg:height="1cm" svg:x="14.6cm" svg:y="5.4cm">
          <text:p text:style-name="P1"><text:span text:style-name="T1">Trajectory metho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6.35cm" svg:y1="6.4cm" svg:x2="10.05cm" svg:y2="7.5cm" draw:start-shape="id8" draw:end-shape="id1" draw:end-glue-point="0" svg:d="m6350 6400c0 826 3700 277 3700 1100">
          <text:p/>
        </draw:connector>
        <draw:connector draw:style-name="gr1" draw:text-style-name="P1" draw:layer="layout" draw:type="curve" svg:x1="6.35cm" svg:y1="6.4cm" svg:x2="2.95cm" svg:y2="7.5cm" draw:start-shape="id8" draw:end-shape="id17" draw:end-glue-point="0" svg:d="m6350 6400c0 826-3400 277-3400 1100">
          <text:p/>
        </draw:connector>
        <draw:custom-shape draw:style-name="gr2" draw:text-style-name="P2" xml:id="id18" draw:id="id18" draw:layer="layout" svg:width="5.5cm" svg:height="1cm" svg:x="8.5cm" svg:y="11.6cm">
          <text:p text:style-name="P1"><text:span text:style-name="T1">River Formation Dynam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9" draw:id="id19" draw:layer="layout" svg:width="5.5cm" svg:height="1cm" svg:x="8.5cm" svg:y="12.9cm">
          <text:p text:style-name="P1"><text:span text:style-name="T1">Stochastic Diffusion 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0" draw:id="id20" draw:layer="layout" svg:width="5.5cm" svg:height="1cm" svg:x="8.5cm" svg:y="14.2cm">
          <text:p text:style-name="P1"><text:span text:style-name="T1">Intelligent Water Dro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1" draw:id="id21" draw:layer="layout" svg:width="5.5cm" svg:height="1cm" svg:x="8.5cm" svg:y="15.5cm">
          <text:p text:style-name="P1"><text:span text:style-name="T1">Charged System 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line-skew="0.7cm" svg:x1="7.3cm" svg:y1="8cm" svg:x2="8.5cm" svg:y2="12.1cm" draw:start-shape="id1" draw:start-glue-point="3" draw:end-shape="id18" draw:end-glue-point="3" svg:d="m7300 8000h200v4100h1000">
          <text:p/>
        </draw:connector>
        <draw:connector draw:style-name="gr1" draw:text-style-name="P1" draw:layer="layout" draw:line-skew="0.7cm" svg:x1="7.3cm" svg:y1="8cm" svg:x2="8.5cm" svg:y2="13.4cm" draw:start-shape="id1" draw:start-glue-point="3" draw:end-shape="id19" draw:end-glue-point="3" svg:d="m7300 8000h200v5400h1000">
          <text:p/>
        </draw:connector>
        <draw:connector draw:style-name="gr1" draw:text-style-name="P1" draw:layer="layout" draw:line-skew="0.7cm" svg:x1="7.3cm" svg:y1="8cm" svg:x2="8.5cm" svg:y2="14.7cm" draw:start-shape="id1" draw:start-glue-point="3" draw:end-shape="id20" draw:end-glue-point="3" svg:d="m7300 8000h200v6700h1000">
          <text:p/>
        </draw:connector>
        <draw:connector draw:style-name="gr1" draw:text-style-name="P1" draw:layer="layout" draw:line-skew="0.7cm" svg:x1="7.3cm" svg:y1="8cm" svg:x2="8.5cm" svg:y2="16cm" draw:start-shape="id1" draw:start-glue-point="3" draw:end-shape="id21" draw:end-glue-point="3" svg:d="m7300 8000h200v8000h1000">
          <text:p/>
        </draw:connector>
        <draw:custom-shape draw:style-name="gr2" draw:text-style-name="P2" xml:id="id22" draw:id="id22" draw:layer="layout" svg:width="5.5cm" svg:height="1cm" svg:x="1.5cm" svg:y="9cm">
          <text:p text:style-name="P1"><text:span text:style-name="T1">Evolutionary Programm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3" draw:id="id23" draw:layer="layout" svg:width="5.5cm" svg:height="1cm" svg:x="1.5cm" svg:y="10.3cm">
          <text:p text:style-name="P1"><text:span text:style-name="T1">Evolution Strateg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4" draw:id="id24" draw:layer="layout" svg:width="5.5cm" svg:height="1cm" svg:x="1.5cm" svg:y="11.6cm">
          <text:p text:style-name="P1"><text:span text:style-name="T1">Genetic Algorith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5" draw:id="id25" draw:layer="layout" svg:width="5.5cm" svg:height="1cm" svg:x="1.5cm" svg:y="12.9cm">
          <text:p text:style-name="P1"><text:span text:style-name="T1">Genetic Programm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line-skew="0.8cm" svg:x1="0.2cm" svg:y1="8cm" svg:x2="1.5cm" svg:y2="9.5cm" draw:start-shape="id17" draw:start-glue-point="3" draw:end-shape="id22" draw:end-glue-point="3" svg:d="m200 8000h300v1500h1000">
          <text:p/>
        </draw:connector>
        <draw:connector draw:style-name="gr1" draw:text-style-name="P1" draw:layer="layout" draw:line-skew="0.8cm" svg:x1="0.2cm" svg:y1="8cm" svg:x2="1.5cm" svg:y2="10.8cm" draw:start-shape="id17" draw:start-glue-point="3" draw:end-shape="id23" svg:d="m200 8000h300v2800h1000">
          <text:p/>
        </draw:connector>
        <draw:connector draw:style-name="gr1" draw:text-style-name="P1" draw:layer="layout" draw:line-skew="0.8cm" svg:x1="0.2cm" svg:y1="8cm" svg:x2="1.5cm" svg:y2="12.1cm" draw:start-shape="id17" draw:end-shape="id24" draw:end-glue-point="3" svg:d="m200 8000h300v4100h1000">
          <text:p/>
        </draw:connector>
        <draw:connector draw:style-name="gr1" draw:text-style-name="P1" draw:layer="layout" draw:line-skew="0.8cm" svg:x1="0.2cm" svg:y1="8cm" svg:x2="1.5cm" svg:y2="13.4cm" draw:start-shape="id17" draw:start-glue-point="3" draw:end-shape="id25" draw:end-glue-point="3" svg:d="m200 8000h300v5400h1000">
          <text:p/>
        </draw:connector>
        <draw:custom-shape draw:style-name="gr2" draw:text-style-name="P2" xml:id="id27" draw:id="id27" draw:layer="layout" svg:width="5.5cm" svg:height="1cm" svg:x="8.5cm" svg:y="16.8cm">
          <text:p text:style-name="P1"><text:span text:style-name="T1">Bee Colony Optim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8" draw:id="id28" draw:layer="layout" svg:width="5.5cm" svg:height="1cm" svg:x="8.5cm" svg:y="18cm">
          <text:p text:style-name="P1"><text:span text:style-name="T1">Firefly Algorith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9" draw:id="id29" draw:layer="layout" svg:width="5.5cm" svg:height="1cm" svg:x="8.5cm" svg:y="19.3cm">
          <text:p text:style-name="P1"><text:span text:style-name="T1">Artificial Inmune 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0" draw:id="id30" draw:layer="layout" svg:width="5.5cm" svg:height="1cm" svg:x="8.5cm" svg:y="20.6cm">
          <text:p text:style-name="P1"><text:span text:style-name="T1">Bacteria Forag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6" draw:id="id26" draw:layer="layout" svg:width="5.5cm" svg:height="1cm" svg:x="1.5cm" svg:y="14.2cm">
          <text:p text:style-name="P1"><text:span text:style-name="T1">Estimation of Distrib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line-skew="-0.1cm" svg:x1="0.2cm" svg:y1="8cm" svg:x2="1.5cm" svg:y2="14.7cm" draw:end-shape="id26" draw:end-glue-point="3" svg:d="m200 8000h300v6700h1000">
          <text:p/>
        </draw:connector>
        <draw:connector draw:style-name="gr1" draw:text-style-name="P1" draw:layer="layout" draw:line-skew="-0.15cm" svg:x1="7.3cm" svg:y1="8cm" svg:x2="8.5cm" svg:y2="17.3cm" draw:end-shape="id27" draw:end-glue-point="3" svg:d="m7300 8000h200v9300h1000">
          <text:p/>
        </draw:connector>
        <draw:connector draw:style-name="gr1" draw:text-style-name="P1" draw:layer="layout" draw:line-skew="-0.15cm" svg:x1="7.3cm" svg:y1="8cm" svg:x2="8.5cm" svg:y2="18.5cm" draw:end-shape="id28" svg:d="m7300 8000h200v10500h1000">
          <text:p/>
        </draw:connector>
        <draw:connector draw:style-name="gr1" draw:text-style-name="P1" draw:layer="layout" draw:line-skew="-0.15cm" svg:x1="7.3cm" svg:y1="8cm" svg:x2="8.5cm" svg:y2="19.8cm" draw:end-shape="id29" draw:end-glue-point="3" svg:d="m7300 8000h200v11800h1000">
          <text:p/>
        </draw:connector>
        <draw:connector draw:style-name="gr1" draw:text-style-name="P1" draw:layer="layout" draw:line-skew="-0.15cm" svg:x1="7.3cm" svg:y1="8cm" svg:x2="8.5cm" svg:y2="21.1cm" draw:end-shape="id30" svg:d="m7300 8000h200v13100h1000">
          <text:p/>
        </draw:connector>
        <draw:custom-shape draw:style-name="gr3" draw:text-style-name="P2" xml:id="id1" draw:id="id1" draw:layer="layout" svg:width="5.5cm" svg:height="1cm" svg:x="7.3cm" svg:y="7.5cm">
          <text:p text:style-name="P1"><text:span text:style-name="T1">Swarm Intellig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1" draw:id="id31" draw:layer="layout" svg:width="5.5cm" svg:height="1cm" svg:x="1.5cm" svg:y="15.5cm">
          <text:p text:style-name="P1"><text:span text:style-name="T1">Novelty 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line-skew="-0.1cm" svg:x1="0.2cm" svg:y1="8cm" svg:x2="1.5cm" svg:y2="16cm" draw:end-shape="id31" draw:end-glue-point="3" svg:d="m200 8000h300v8000h1000">
          <text:p/>
        </draw:connector>
        <draw:custom-shape draw:style-name="gr3" draw:text-style-name="P2" xml:id="id17" draw:id="id17" draw:layer="layout" svg:width="5.5cm" svg:height="1cm" svg:x="0.2cm" svg:y="7.5cm">
          <text:p text:style-name="P1"><text:span text:style-name="T1">Evolutionary Algorith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08T00:33:23</meta:creation-date>
    <dc:date>2016-01-18T22:45:08</dc:date>
    <meta:editing-duration>PT7H32M39S</meta:editing-duration>
    <meta:editing-cycles>21</meta:editing-cycles>
    <meta:generator>OpenOffice.org/3.3$Unix OpenOffice.org_project/330m20$Build-9567</meta:generator>
    <meta:document-statistic meta:object-count="61"/>
    <meta:user-defined meta:name="Información 1"/>
    <meta:user-defined meta:name="Información 2"/>
    <meta:user-defined meta:name="Información 3"/>
    <meta:user-defined meta:name="Información 4"/>
  </office:meta>
</office:document-meta>
</file>